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paragraph-rsid="0013fd55"/>
    </style:style>
    <style:style style:name="P2" style:family="paragraph" style:parent-style-name="Footer">
      <style:text-properties officeooo:rsid="000edd5d" officeooo:paragraph-rsid="000edd5d"/>
    </style:style>
    <style:style style:name="P3" style:family="paragraph" style:parent-style-name="Text_20_body">
      <style:text-properties officeooo:rsid="0017c8e8" officeooo:paragraph-rsid="0017c8e8"/>
    </style:style>
    <style:style style:name="P4" style:family="paragraph" style:parent-style-name="Text_20_body">
      <style:text-properties officeooo:rsid="0017c8e8" officeooo:paragraph-rsid="001cb57f"/>
    </style:style>
    <style:style style:name="P5" style:family="paragraph" style:parent-style-name="Standard">
      <style:paragraph-properties fo:text-align="center" style:justify-single-word="false"/>
      <style:text-properties fo:font-size="24pt" officeooo:rsid="0014bf7a" officeooo:paragraph-rsid="0014bf7a" style:font-size-asian="24pt" style:font-size-complex="24pt"/>
    </style:style>
    <style:style style:name="P6" style:family="paragraph" style:parent-style-name="Text_20_body">
      <style:text-properties officeooo:rsid="001719bb" officeooo:paragraph-rsid="001719bb"/>
    </style:style>
    <style:style style:name="P7" style:family="paragraph" style:parent-style-name="Text_20_body">
      <style:text-properties officeooo:rsid="0019ab9b" officeooo:paragraph-rsid="0019ab9b"/>
    </style:style>
    <style:style style:name="P8" style:family="paragraph" style:parent-style-name="Text_20_body">
      <style:text-properties officeooo:rsid="001cb57f" officeooo:paragraph-rsid="001cb57f"/>
    </style:style>
    <style:style style:name="P9" style:family="paragraph" style:parent-style-name="Text_20_body">
      <style:text-properties officeooo:rsid="001d9fcc" officeooo:paragraph-rsid="001d9fcc"/>
    </style:style>
    <style:style style:name="P10" style:family="paragraph" style:parent-style-name="Heading_20_3">
      <style:text-properties style:text-underline-style="solid" style:text-underline-width="auto" style:text-underline-color="font-color"/>
    </style:style>
    <style:style style:name="P11" style:family="paragraph" style:parent-style-name="Heading_20_3">
      <style:text-properties officeooo:rsid="0017c8e8" officeooo:paragraph-rsid="0017c8e8"/>
    </style:style>
    <style:style style:name="P12" style:family="paragraph" style:parent-style-name="Text_20_body">
      <style:text-properties officeooo:rsid="0017c8e8" officeooo:paragraph-rsid="001b5341"/>
    </style:style>
    <style:style style:name="P13" style:family="paragraph" style:parent-style-name="Text_20_body">
      <style:text-properties fo:font-size="14pt" officeooo:rsid="000edd5d" officeooo:paragraph-rsid="0017c8e8" style:font-size-asian="12.25pt" style:font-size-complex="14pt"/>
    </style:style>
    <style:style style:name="P14" style:family="paragraph" style:parent-style-name="Text_20_body">
      <style:text-properties officeooo:rsid="0019ab9b" officeooo:paragraph-rsid="0019ab9b"/>
    </style:style>
    <style:style style:name="P15" style:family="paragraph" style:parent-style-name="Text_20_body">
      <style:text-properties officeooo:rsid="001dc077" officeooo:paragraph-rsid="001dc077"/>
    </style:style>
    <style:style style:name="T1" style:family="text">
      <style:text-properties fo:font-size="22pt" officeooo:rsid="000edd5d" style:font-size-asian="22pt" style:font-size-complex="22pt"/>
    </style:style>
    <style:style style:name="T2" style:family="text">
      <style:text-properties fo:font-size="22pt" officeooo:rsid="0013fd55" style:font-size-asian="22pt" style:font-size-complex="22pt"/>
    </style:style>
    <style:style style:name="T3" style:family="text">
      <style:text-properties officeooo:rsid="001719bb"/>
    </style:style>
    <style:style style:name="T4" style:family="text">
      <style:text-properties officeooo:rsid="0017c8e8"/>
    </style:style>
    <style:style style:name="T5" style:family="text">
      <style:text-properties officeooo:rsid="001b534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Tastetryk ved siden af FreeCAD</text:p>
      <text:p text:style-name="Subtitle">3 i én</text:p>
      <text:p text:style-name="Subtitle">Hvordan bruges 3 skærme i <text:s/>én</text:p>
      <text:p text:style-name="P5"/>
      <text:h text:style-name="P10" text:outline-level="3">Genvejstaster bruges hvor man bruger den samme funktion ofte.</text:h>
      <text:p text:style-name="Text_20_body"/>
      <text:h text:style-name="Heading_20_3" text:outline-level="3">Linux / Ubuntu / windows</text:h>
      <text:p text:style-name="Text_20_body"><text:span text:style-name="T4">S</text:span>kift mellem <text:span text:style-name="T4">åbne </text:span>vinduer/<text:span text:style-name="T4">programmer </text:span><text:s/>i Linux / Ubuntu</text:p>
      <text:p text:style-name="P6">alt-tab skifter mellem åbne vinduer</text:p>
      <text:p text:style-name="P9">WIN-Tast <text:span text:style-name="T3">skifter mellem åbne vinduer</text:span></text:p>
      <text:p text:style-name="P8">WIN-Tast + piletaster</text:p>
      <text:p text:style-name="P3"/>
      <text:h text:style-name="Heading_20_3" text:outline-level="3">Firefox – Edge – Chrome</text:h>
      <text:p text:style-name="Text_20_body">Åben og luk faner samt skift mellem faner i Firefox – Edge – Chrome</text:p>
      <text:p text:style-name="P4">+ åbner en ny fane</text:p>
      <text:p text:style-name="P6">ctrl-tab <text:span text:style-name="T4">skifter mellem åbne faner</text:span></text:p>
      <text:p text:style-name="P3">Brug evt. Google Translate</text:p>
      <text:p text:style-name="P12"/>
      <text:h text:style-name="P11" text:outline-level="3">Writer – eller andet program <text:s/>ctrl+t+3</text:h>
      <text:p text:style-name="P6">Menu i Write</text:p>
      <text:p text:style-name="P6"/>
      <text:p text:style-name="P7">ctrl+a Afmærk en hel tekst</text:p>
      <text:p text:style-name="P7">ctrl+c Kopi af afmærket tekst</text:p>
      <text:p text:style-name="P7">ctrl+v Indsæt afmærket tekst</text:p>
      <text:p text:style-name="P7">ctrl+z Slet sidste tastetryk / sidste hændelse</text:p>
      <text:p text:style-name="P15">ESC Bakker tilbage, virker lidt forskelligt i forskellige programmer</text:p>
      <text:p text:style-name="P6">Genvejstaster bruges hvor man bruger den samme funktion ofte.</text:p>
      <text:p text:style-name="P13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a" fo:country="DK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a" fo:country="DK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13fd55"/>
    </style:style>
    <style:style style:name="MP2" style:family="paragraph" style:parent-style-name="Footer">
      <style:text-properties officeooo:rsid="000edd5d" officeooo:paragraph-rsid="000edd5d"/>
    </style:style>
    <style:style style:name="MT1" style:family="text">
      <style:text-properties fo:font-size="22pt" officeooo:rsid="000edd5d" style:font-size-asian="22pt" style:font-size-complex="22pt"/>
    </style:style>
    <style:style style:name="MT2" style:family="text">
      <style:text-properties fo:font-size="22pt" officeooo:rsid="0013fd55" style:font-size-asian="22pt" style:font-size-complex="2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</office:automatic-styles>
  <office:master-styles>
    <style:master-page style:name="Standard" style:page-layout-name="Mpm1" draw:style-name="Mdp1">
      <style:header>
        <text:p text:style-name="MP1"><text:tab/> <text:span text:style-name="MT1">Freecad øvelse</text:span><text:span text:style-name="MT2">r</text:span></text:p>
      </style:header>
      <style:footer>
        <text:p text:style-name="MP2">Anders<text:tab/><text:tab/><text:date style:data-style-name="N37" text:date-value="2022-08-30T21:34:23.612438924" text:fixed="true">30-08-22</text:dat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0T21:34:23.720566833</meta:creation-date>
    <meta:editing-duration>PT11M53S</meta:editing-duration>
    <meta:editing-cycles>3</meta:editing-cycles>
    <meta:generator>LibreOffice/7.3.5.2$Linux_X86_64 LibreOffice_project/30$Build-2</meta:generator>
    <dc:date>2022-09-03T15:36:32.385455364</dc:date>
    <meta:document-statistic meta:table-count="0" meta:image-count="0" meta:object-count="0" meta:page-count="2" meta:paragraph-count="24" meta:word-count="129" meta:character-count="805" meta:non-whitespace-character-count="689"/>
  </office:meta>
</office:document-meta>
</file>